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4.3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Agenda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are Regular Expressions</text:p>
              </text:list-item>
              <text:list-item>
                <text:p>Need for Regular Expressions</text:p>
              </text:list-item>
              <text:list-item>
                <text:p>Basic rules</text:p>
              </text:list-item>
              <text:list-item>
                <text:p>Practical Examples</text:p>
              </text:list-item>
              <text:list-item>
                <text:p>Regular Expression Groups</text:p>
              </text:list-item>
              <text:list-item>
                <text:p>Search(), match(), replace(), test(),exec()</text:p>
              </text:list-item>
              <text:list-item>
                <text:p>Demo</text:p>
              </text:list-item>
            </text:list>
          </draw:text-box>
        </draw:frame>
        <anim:par presentation:node-type="timing-root">
          <anim:par smil:begin="id1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What are Regular expression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A regular expression is an object that describes a pattern of text characters.</text:p>
            <text:p>var regex=new RegExp(pattern,modifiers); OR</text:p>
            <text:p>Var regex=/pattern/modifiers;</text:p>
            <text:p/>
            <text:p>Pattern : ^[a-zA-Z0-9]+$</text:p>
            <text:p>Modifiers : g,i,m</text:p>
          </draw:text-box>
        </draw:frame>
        <anim:par presentation:node-type="timing-root">
          <anim:par smil:begin="id2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If No Regular expressions ...</text:p>
          </draw:text-box>
        </draw:frame>
        <draw:frame presentation:style-name="pr2" draw:text-style-name="P4" draw:layer="layout" svg:width="25.199cm" svg:height="15.385cm" svg:x="1.4cm" svg:y="4.914cm" presentation:class="outline" presentation:user-transformed="true">
          <draw:text-box>
            <text:p><text:span text:style-name="T1">function bTestOnlyAlphaNum(strToTest) {</text:span></text:p>
            <text:p><text:span text:style-name="T1">if (strToTest.length == 0) return false;</text:span></text:p>
            <text:p><text:span text:style-name="T1"><text:s text:c="3"/></text:span><text:span text:style-name="T1">for (var i=0; i &lt; strToTest.length; i++) {</text:span></text:p>
            <text:p><text:span text:style-name="T1"><text:s text:c="6"/></text:span><text:span text:style-name="T1">var testChar = strToTest.charCodeAt(i);</text:span></text:p>
            <text:p><text:span text:style-name="T1"><text:s text:c="6"/></text:span><text:span text:style-name="T1">if ((testChar &lt; 48 || testChar &gt; 57) &amp;&amp; </text:span></text:p>
            <text:p><text:span text:style-name="T1"><text:s text:c="6"/></text:span><text:span text:style-name="T1">(testChar &lt; 65 || testChar &gt; 90) &amp;&amp;</text:span></text:p>
            <text:p><text:span text:style-name="T1"><text:s text:c="6"/></text:span><text:span text:style-name="T1">(testChar &lt; 97 || testChar &gt; 122))</text:span></text:p>
            <text:p><text:span text:style-name="T1"><text:s text:c="10"/></text:span><text:span text:style-name="T1">return false;</text:span></text:p>
            <text:p><text:span text:style-name="T1"><text:s text:c="3"/></text:span><text:span text:style-name="T1">}</text:span></text:p>
            <text:p><text:span text:style-name="T1"><text:s text:c="3"/></text:span><text:span text:style-name="T1">return true;</text:span></text:p>
            <text:p><text:span text:style-name="T1">}</text:span></text:p>
          </draw:text-box>
        </draw:frame>
        <anim:par presentation:node-type="timing-root">
          <anim:par smil:begin="id3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xml:id="id4" draw:id="id4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Magic of Regular expressions 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p><text:span text:style-name="T1">function bTestOnlyAlphaNum(strToTest) {</text:span></text:p>
            <text:p><text:span text:style-name="T1"><text:s text:c="4"/></text:span><text:span text:style-name="T1">return (strToTest.match(/^[a-zA-Z0-9]+$/) != null)</text:span></text:p>
            <text:p><text:span text:style-name="T1">}</text:span></text:p>
          </draw:text-box>
        </draw:frame>
        <anim:par presentation:node-type="timing-root">
          <anim:par smil:begin="id4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–Basic Rules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. – Matches any one character, except for line breaks.</text:span></text:p>
              </text:list-item>
              <text:list-item>
                <text:p><text:span text:style-name="T2">* – Matches 0 or more of the preceding character.</text:span></text:p>
              </text:list-item>
              <text:list-item>
                <text:p><text:span text:style-name="T2">+ – Matches 1 or more of the preceding character.</text:span></text:p>
              </text:list-item>
              <text:list-item>
                <text:p><text:span text:style-name="T2">? – Preceding character is optional. Matches 0 or 1 occurrence.</text:span></text:p>
              </text:list-item>
              <text:list-item>
                <text:p><text:span text:style-name="T2">\d – Matches any single digit (counterpart : \D)</text:span></text:p>
              </text:list-item>
              <text:list-item>
                <text:p><text:span text:style-name="T2">\w – Matches any word character (alphanumeric &amp; underscore) (counterpart : \W).</text:span></text:p>
              </text:list-item>
              <text:list-item>
                <text:p><text:span text:style-name="T2">\s – Matches a whitespace character(counterpart: \S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–Basic Rules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[XYZ] – Matches any single character from the character class.</text:span></text:p>
              </text:list-item>
              <text:list-item>
                <text:p><text:span text:style-name="T1">[XYZ]+ – Matches one or more of any of the characters in the set.</text:span></text:p>
              </text:list-item>
              <text:list-item>
                <text:p><text:span text:style-name="T1">$ – Matches the end of the string.</text:span></text:p>
              </text:list-item>
              <text:list-item>
                <text:p><text:span text:style-name="T1">^ – Matches the beginning of a string.</text:span></text:p>
              </text:list-item>
              <text:list-item>
                <text:p><text:span text:style-name="T1">[^a-z] – When inside of a character class, the ^ means NOT; in this case, match anything that is NOT a lowercase letter. 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</text:p>
          </draw:text-box>
        </draw:frame>
        <draw:frame presentation:style-name="pr2" draw:text-style-name="P6" draw:layer="layout" svg:width="25.199cm" svg:height="13.859cm" svg:x="1.4cm" svg:y="4.914cm" presentation:class="outline" presentation:user-transformed="true">
          <draw:text-box>
            <text:p><text:span text:style-name="T3">function bTestOnlyAlphaNum(strToTest) {</text:span></text:p>
            <text:p><text:span text:style-name="T3"><text:s text:c="4"/></text:span><text:span text:style-name="T3">return ( strToTest.match( /^[a-zA-Z0-9]+$/ ) != <text:s text:c="7"/>null )</text:span></text:p>
            <text:p><text:span text:style-name="T3">}</text:span></text:p>
          </draw:text-box>
        </draw:frame>
        <anim:par presentation:node-type="timing-root">
          <anim:par smil:begin="id7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</text:p>
          </draw:text-box>
        </draw:frame>
        <draw:frame presentation:style-name="pr2" draw:text-style-name="P4" draw:layer="layout" svg:width="25.199cm" svg:height="14.395cm" svg:x="1.4cm" svg:y="4.914cm" presentation:class="outline" presentation:user-transformed="true">
          <draw:text-box>
            <text:p>function bTestPostalCode(strToTest) {</text:p>
            <text:p><text:s text:c="4"/>if (strToTest == null || strToTest.length == 0) <text:s text:c="9"/>return false;</text:p>
            <text:p><text:s text:c="4"/>return (strToTest.match(/^\d{5}(-\d{4})?$/) != <text:s text:c="9"/>null);</text:p>
            <text:p>}</text:p>
            <text:p>Matches :</text:p>
            <text:p>12345</text:p>
            <text:p>12345-6789</text:p>
          </draw:text-box>
        </draw:frame>
        <anim:par presentation:node-type="timing-root">
          <anim:par smil:begin="id8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Groups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p>To match a pattern like 1234-567, we can write the regex as : </text:p>
            <text:p><text:span text:style-name="T4">/\d{4}-\d{3}/</text:span></text:p>
            <text:p>In order to extract the individual portions, we can group them as follows : </text:p>
            <text:p><text:span text:style-name="T4">/(\d{4})-(\d{3})/</text:span></text:p>
            <text:p><text:span text:style-name="T3">Now we can access the first four digits by \1 and last three digits by \2</text:span></text:p>
          </draw:text-box>
        </draw:frame>
        <anim:par presentation:node-type="timing-root">
          <anim:par smil:begin="id9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xml:id="id10" draw:id="id10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Groups</text:p>
          </draw:text-box>
        </draw:frame>
        <draw:frame presentation:style-name="pr4" draw:text-style-name="P4" draw:layer="layout" svg:width="25.199cm" svg:height="15.973cm" svg:x="1.4cm" svg:y="4.914cm" presentation:class="outline" presentation:user-transformed="true">
          <draw:text-box>
            <text:p><text:span text:style-name="T3">Example : let's say we want to mach ”howdy123”</text:span></text:p>
            <text:p><text:span text:style-name="T4">RegEx : /[”'][^”']*[”']/</text:span></text:p>
            <text:p><text:span text:style-name="T3">But this regex does not require the opening quote to <text:s/>be same as closing quote. It will also match patterns like ”howdy123', which is not permitted.</text:span></text:p>
            <text:p><text:span text:style-name="T3">To prevent this we can write :</text:span></text:p>
            <text:p><text:span text:style-name="T4">/([”'])[^”']*\1/</text:span></text:p>
            <text:p><text:span text:style-name="T3">Now it will match only if opening and closing quotes are same.</text:span></text:p>
            <text:p><text:span text:style-name="T3"/></text:p>
          </draw:text-box>
        </draw:frame>
        <anim:par presentation:node-type="timing-root">
          <anim:par smil:begin="id10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xml:id="id11" draw:id="id1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search()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”</text:span><text:span text:style-name="T3">abc 123 def 345 ghi”.search(/\d{3}/)</text:span></text:p>
              </text:list-item>
              <text:list-item>
                <text:p><text:span text:style-name="T3">Finds position and occurance of pattern in the string.</text:span></text:p>
              </text:list-item>
              <text:list-item>
                <text:p><text:span text:style-name="T3">Does not support global search.</text:span></text:p>
              </text:list-item>
              <text:list-item>
                <text:p><text:span text:style-name="T3">Return character position of matched pattern or -1 if no match is found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match()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String.match(RegExp) can perform global search and returns an array of results.</text:span></text:p>
              </text:list-item>
              <text:list-item>
                <text:p><text:span text:style-name="T3">For global search, the returned array contains all the matching parts of the source string.</text:span></text:p>
              </text:list-item>
              <text:list-item>
                <text:p><text:span text:style-name="T3">For non-global search, the returned array contains the full match along with any parenthesized sub-patterns.</text:span></text:p>
              </text:list-item>
              <text:list-item>
                <text:p><text:span text:style-name="T3">”</text:span><text:span text:style-name="T3">abc 123 def 345 ghi”.match(/\d{3}/g)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replace()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String.replace(RegExp,replacement)</text:span></text:p>
              </text:list-item>
              <text:list-item>
                <text:p><text:span text:style-name="T3">RegExp is the expression which defines the pattern to be searched for.</text:span></text:p>
              </text:list-item>
              <text:list-item>
                <text:p><text:span text:style-name="T3">Replacement is the text to replace the match found or is a function that generates the replacement text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test(),exec()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test() method takes one argument, a string, and checks whether that string contains a match of the pattern specified by the regular expression. It returns true if it does contain a match and false if it does not. </text:p>
              </text:list-item>
              <text:list-item>
                <text:p>The exec() method takes one argument, a string, and checks whether that string contains one or more matches of the pattern specified by the regular expression.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xml:id="id15" draw:id="id15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Regular expressions-theEnd</text:p>
          </draw:text-box>
        </draw:frame>
        <draw:frame presentation:style-name="pr4" draw:text-style-name="P8" draw:layer="layout" svg:width="25.199cm" svg:height="14.39cm" svg:x="1.4cm" svg:y="4.914cm" presentation:class="outline" presentation:user-transformed="true">
          <draw:text-box>
            <text:p text:style-name="P7"><text:span text:style-name="T5"/></text:p>
            <text:p text:style-name="P7"><text:span text:style-name="T5">Questions?</text:span></text:p>
          </draw:text-box>
        </draw:frame>
        <anim:par presentation:node-type="timing-root">
          <anim:par smil:begin="id15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8-05T16:26:31</meta:creation-date>
    <dc:language>fi-FI</dc:language>
    <meta:editing-cycles>50</meta:editing-cycles>
    <meta:editing-duration>PT5H54M22S</meta:editing-duration>
    <meta:initial-creator>Raj Gupta</meta:initial-creator>
    <dc:date>2012-08-08T15:47:54</dc:date>
    <dc:creator>Raj Gupta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lossy.otp"/>
  </office:meta>
</office:document-meta>
</file>